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style:font-name="Trebuchet MS" fo:font-size="12pt" officeooo:rsid="00123e53" officeooo:paragraph-rsid="002d3042" style:font-size-asian="12pt" style:font-size-complex="12pt"/>
    </style:style>
    <style:style style:name="P2" style:family="paragraph" style:parent-style-name="Standard">
      <style:paragraph-properties fo:text-align="start" style:justify-single-word="false"/>
      <style:text-properties style:use-window-font-color="true" style:font-name="Trebuchet MS" fo:font-size="12pt" officeooo:rsid="0012869f" officeooo:paragraph-rsid="002d3042" style:font-size-asian="12pt" style:font-size-complex="12pt"/>
    </style:style>
    <style:style style:name="P3" style:family="paragraph" style:parent-style-name="Standard">
      <style:paragraph-properties fo:text-align="start" style:justify-single-word="false"/>
      <style:text-properties style:use-window-font-color="true" style:font-name="Trebuchet MS" fo:font-size="12pt" officeooo:rsid="00104ffc" officeooo:paragraph-rsid="003283da" style:font-size-asian="12pt" style:font-size-complex="12pt"/>
    </style:style>
    <style:style style:name="P4" style:family="paragraph" style:parent-style-name="Standard">
      <style:paragraph-properties fo:text-align="start" style:justify-single-word="false"/>
      <style:text-properties style:use-window-font-color="true" style:font-name="Trebuchet MS" fo:font-size="12pt" officeooo:rsid="00150a1b" officeooo:paragraph-rsid="00150a1b" style:font-size-asian="12pt" style:font-size-complex="12pt"/>
    </style:style>
    <style:style style:name="P5" style:family="paragraph" style:parent-style-name="Standard">
      <style:paragraph-properties fo:text-align="start" style:justify-single-word="false"/>
      <style:text-properties style:use-window-font-color="true" style:font-name="Trebuchet MS" fo:font-size="12pt" fo:font-weight="bold" officeooo:rsid="00150a1b" officeooo:paragraph-rsid="00150a1b" style:font-size-asian="12pt" style:font-weight-asian="bold" style:font-size-complex="12pt" style:font-weight-complex="bold"/>
    </style:style>
    <style:style style:name="P6" style:family="paragraph" style:parent-style-name="Standard">
      <style:text-properties style:font-name="Trebuchet MS" officeooo:rsid="0020c10c" officeooo:paragraph-rsid="0020c10c"/>
    </style:style>
    <style:style style:name="P7" style:family="paragraph" style:parent-style-name="Standard">
      <style:text-properties style:font-name="Trebuchet MS" officeooo:rsid="0020c10c" officeooo:paragraph-rsid="0023af0a"/>
    </style:style>
    <style:style style:name="P8" style:family="paragraph" style:parent-style-name="Standard">
      <style:text-properties style:font-name="Trebuchet MS" officeooo:rsid="0020c10c" officeooo:paragraph-rsid="002f7eff"/>
    </style:style>
    <style:style style:name="P9" style:family="paragraph" style:parent-style-name="Standard">
      <style:text-properties style:font-name="Trebuchet MS" officeooo:rsid="0023af0a" officeooo:paragraph-rsid="0023af0a"/>
    </style:style>
    <style:style style:name="P10" style:family="paragraph" style:parent-style-name="Standard">
      <style:text-properties style:font-name="Trebuchet MS" officeooo:rsid="00245aa7" officeooo:paragraph-rsid="00245aa7"/>
    </style:style>
    <style:style style:name="P11" style:family="paragraph" style:parent-style-name="Standard">
      <style:paragraph-properties fo:text-align="start" style:justify-single-word="false"/>
      <style:text-properties style:font-name="Trebuchet MS" officeooo:rsid="00123e53" officeooo:paragraph-rsid="002d3042"/>
    </style:style>
    <style:style style:name="P12" style:family="paragraph" style:parent-style-name="Standard">
      <style:text-properties style:font-name="Trebuchet MS" fo:font-weight="bold" officeooo:rsid="0020c10c" officeooo:paragraph-rsid="0020c10c" style:font-weight-asian="bold" style:font-weight-complex="bold"/>
    </style:style>
    <style:style style:name="P13" style:family="paragraph" style:parent-style-name="Standard">
      <style:text-properties style:font-name="Trebuchet MS" fo:font-weight="bold" officeooo:rsid="002f7eff" officeooo:paragraph-rsid="002f7eff" style:font-weight-asian="bold" style:font-weight-complex="bold"/>
    </style:style>
    <style:style style:name="P14" style:family="paragraph" style:parent-style-name="Standard">
      <style:paragraph-properties fo:text-align="start" style:justify-single-word="false"/>
      <style:text-properties style:font-name="Trebuchet MS" fo:font-size="11pt" fo:font-style="italic" officeooo:rsid="00123e53" officeooo:paragraph-rsid="002d3042" style:font-size-asian="11pt" style:font-style-asian="italic" style:font-size-complex="11pt" style:font-style-complex="italic"/>
    </style:style>
    <style:style style:name="P15" style:family="paragraph" style:parent-style-name="Standard">
      <style:text-properties style:font-name="Trebuchet MS" fo:font-weight="normal" officeooo:rsid="002f7eff" officeooo:paragraph-rsid="002f7eff" style:font-weight-asian="normal" style:font-weight-complex="normal"/>
    </style:style>
    <style:style style:name="P16" style:family="paragraph" style:parent-style-name="Standard">
      <style:text-properties style:font-name="Trebuchet MS" style:text-underline-style="solid" style:text-underline-width="auto" style:text-underline-color="font-color" fo:font-weight="bold" officeooo:rsid="002f7eff" officeooo:paragraph-rsid="002f7eff" style:font-weight-asian="bold" style:font-weight-complex="bold"/>
    </style:style>
    <style:style style:name="P17" style:family="paragraph" style:parent-style-name="Standard">
      <style:text-properties style:font-name="Trebuchet MS" style:text-underline-style="solid" style:text-underline-width="auto" style:text-underline-color="font-color" officeooo:rsid="00245aa7" officeooo:paragraph-rsid="00245aa7"/>
    </style:style>
    <style:style style:name="P18" style:family="paragraph" style:parent-style-name="Standard">
      <style:text-properties style:font-name="Trebuchet MS" officeooo:rsid="002f7eff" officeooo:paragraph-rsid="002f7eff"/>
    </style:style>
    <style:style style:name="P19" style:family="paragraph" style:parent-style-name="Standard">
      <style:paragraph-properties fo:text-align="start" style:justify-single-word="false"/>
      <style:text-properties style:font-name="Lucida Console" fo:font-size="11pt" fo:font-weight="normal" officeooo:rsid="00123e53" officeooo:paragraph-rsid="002d3042"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Lucida Console" fo:font-size="11pt" officeooo:rsid="00123e53" officeooo:paragraph-rsid="002d3042" style:font-size-asian="11pt" style:font-size-complex="11pt"/>
    </style:style>
    <style:style style:name="P21" style:family="paragraph" style:parent-style-name="Heading">
      <style:paragraph-properties fo:text-align="end" style:justify-single-word="false"/>
      <style:text-properties fo:font-size="12pt" style:font-size-asian="12pt" style:font-size-complex="12pt"/>
    </style:style>
    <style:style style:name="P22" style:family="paragraph" style:parent-style-name="Heading">
      <style:paragraph-properties fo:text-align="end" style:justify-single-word="false"/>
      <style:text-properties fo:font-size="12pt" officeooo:rsid="002937ed" officeooo:paragraph-rsid="002937ed" style:font-size-asian="12pt" style:font-size-complex="12pt"/>
    </style:style>
    <style:style style:name="P23" style:family="paragraph" style:parent-style-name="Heading">
      <style:paragraph-properties fo:text-align="end" style:justify-single-word="false"/>
      <style:text-properties officeooo:paragraph-rsid="002937ed"/>
    </style:style>
    <style:style style:name="P24" style:family="paragraph" style:parent-style-name="Text_20_body">
      <style:text-properties style:font-name="Trebuchet MS"/>
    </style:style>
    <style:style style:name="P25" style:family="paragraph" style:parent-style-name="Subtitle">
      <style:text-properties style:font-name="Trebuchet MS"/>
    </style:style>
    <style:style style:name="P26" style:family="paragraph" style:parent-style-name="Title">
      <style:text-properties style:font-name="Trebuchet MS"/>
    </style:style>
    <style:style style:name="P27" style:family="paragraph" style:parent-style-name="Standard">
      <style:paragraph-properties fo:break-before="page"/>
      <style:text-properties fo:font-size="18pt" officeooo:paragraph-rsid="003283da" style:font-size-asian="18pt" style:font-size-complex="18pt"/>
    </style:style>
    <style:style style:name="P28" style:family="paragraph" style:parent-style-name="Standard" style:list-style-name="">
      <style:paragraph-properties fo:text-align="start" style:justify-single-word="false"/>
      <style:text-properties style:font-name="Trebuchet MS" fo:font-size="11pt" fo:font-weight="normal" officeooo:rsid="002d3042" officeooo:paragraph-rsid="002d3042" style:font-size-asian="11pt" style:font-weight-asian="normal" style:font-size-complex="11pt" style:font-weight-complex="normal"/>
    </style:style>
    <style:style style:name="P29" style:family="paragraph" style:parent-style-name="Standard" style:list-style-name="L2">
      <style:text-properties style:font-name="Trebuchet MS" fo:font-size="14pt" style:text-underline-style="none" fo:font-weight="bold" officeooo:rsid="003d5bbf" officeooo:paragraph-rsid="003d5bbf" style:font-size-asian="14pt" style:font-weight-asian="bold" style:font-size-complex="14pt" style:font-weight-complex="bold"/>
    </style:style>
    <style:style style:name="P30" style:family="paragraph" style:parent-style-name="Standard" style:list-style-name="">
      <style:paragraph-properties fo:text-align="start" style:justify-single-word="false"/>
      <style:text-properties style:use-window-font-color="true" style:font-name="Trebuchet MS" fo:font-size="12pt" officeooo:rsid="0012869f" officeooo:paragraph-rsid="002d3042" style:font-size-asian="12pt" style:font-size-complex="12pt"/>
    </style:style>
    <style:style style:name="P31" style:family="paragraph" style:parent-style-name="Standard">
      <style:paragraph-properties fo:text-align="start" style:justify-single-word="false"/>
      <style:text-properties style:use-window-font-color="true" style:font-name="Trebuchet MS" fo:font-size="12pt" officeooo:rsid="00150a1b" officeooo:paragraph-rsid="00150a1b" style:font-size-asian="12pt" style:font-size-complex="12pt"/>
    </style:style>
    <style:style style:name="P32" style:family="paragraph" style:parent-style-name="Standard">
      <style:paragraph-properties fo:text-align="start" style:justify-single-word="false"/>
      <style:text-properties style:use-window-font-color="true" style:font-name="Trebuchet MS" fo:font-size="12pt" officeooo:rsid="00150a1b" officeooo:paragraph-rsid="00384c77" style:font-size-asian="12pt" style:font-size-complex="12pt"/>
    </style:style>
    <style:style style:name="P33" style:family="paragraph" style:parent-style-name="Standard">
      <style:paragraph-properties fo:text-align="start" style:justify-single-word="false"/>
      <style:text-properties style:use-window-font-color="true" style:font-name="Trebuchet MS" fo:font-size="12pt" officeooo:rsid="0036b2d6" officeooo:paragraph-rsid="0036b2d6" style:font-size-asian="12pt" style:font-size-complex="12pt"/>
    </style:style>
    <style:style style:name="P34" style:family="paragraph" style:parent-style-name="Standard">
      <style:paragraph-properties fo:text-align="start" style:justify-single-word="false"/>
      <style:text-properties style:use-window-font-color="true" style:font-name="Trebuchet MS" fo:font-size="12pt" officeooo:rsid="00384c77" officeooo:paragraph-rsid="00384c77" style:font-size-asian="12pt" style:font-size-complex="12pt"/>
    </style:style>
    <style:style style:name="P35" style:family="paragraph" style:parent-style-name="Standard">
      <style:paragraph-properties fo:text-align="start" style:justify-single-word="false"/>
      <style:text-properties style:use-window-font-color="true" style:font-name="Trebuchet MS" fo:font-size="12pt" officeooo:rsid="0038bd9f" officeooo:paragraph-rsid="0038bd9f" style:font-size-asian="12pt" style:font-size-complex="12pt"/>
    </style:style>
    <style:style style:name="P36" style:family="paragraph" style:parent-style-name="Standard" style:list-style-name="">
      <style:paragraph-properties fo:text-align="start" style:justify-single-word="false"/>
      <style:text-properties style:use-window-font-color="true" style:font-name="Trebuchet MS" fo:font-size="12pt" fo:font-weight="bold" officeooo:rsid="002d3042" officeooo:paragraph-rsid="002d3042" style:font-size-asian="12pt" style:font-weight-asian="bold" style:font-size-complex="12pt" style:font-weight-complex="bold"/>
    </style:style>
    <style:style style:name="P37" style:family="paragraph" style:parent-style-name="Standard" style:list-style-name="">
      <style:paragraph-properties fo:text-align="start" style:justify-single-word="false"/>
      <style:text-properties style:use-window-font-color="true" style:font-name="Trebuchet MS" fo:font-size="12pt" fo:font-weight="bold" officeooo:rsid="0012869f" officeooo:paragraph-rsid="002d3042"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use-window-font-color="true" style:font-name="Trebuchet MS" fo:font-size="12pt" fo:font-weight="bold" officeooo:rsid="00150a1b" officeooo:paragraph-rsid="00384c77" style:font-size-asian="12pt" style:font-weight-asian="bold" style:font-size-complex="12pt" style:font-weight-complex="bold"/>
    </style:style>
    <style:style style:name="P39" style:family="paragraph" style:parent-style-name="Standard" style:list-style-name="">
      <style:paragraph-properties fo:text-align="start" style:justify-single-word="false"/>
      <style:text-properties style:use-window-font-color="true" style:font-name="Trebuchet MS" fo:font-size="12pt" fo:font-weight="normal" officeooo:rsid="002d3042" officeooo:paragraph-rsid="002d3042"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use-window-font-color="true" style:font-name="Trebuchet MS" fo:font-size="12pt" style:text-underline-style="none" officeooo:rsid="003a557f" officeooo:paragraph-rsid="003a557f" style:font-size-asian="12pt" style:font-size-complex="12pt"/>
    </style:style>
    <style:style style:name="P41" style:family="paragraph" style:parent-style-name="Standard" style:list-style-name="">
      <style:paragraph-properties fo:text-align="start" style:justify-single-word="false"/>
      <style:text-properties style:use-window-font-color="true" style:font-name="Trebuchet MS" fo:font-size="11pt" officeooo:rsid="003283da" officeooo:paragraph-rsid="003283da" style:font-size-asian="11pt" style:font-size-complex="11pt"/>
    </style:style>
    <style:style style:name="P42" style:family="paragraph" style:parent-style-name="Standard">
      <style:paragraph-properties fo:text-align="start" style:justify-single-word="false"/>
      <style:text-properties style:use-window-font-color="true" style:font-name="Trebuchet MS" fo:font-size="11pt" officeooo:rsid="003283da" officeooo:paragraph-rsid="003283da" style:font-size-asian="11pt" style:font-size-complex="11pt"/>
    </style:style>
    <style:style style:name="P43" style:family="paragraph" style:parent-style-name="Standard" style:list-style-name="">
      <style:paragraph-properties fo:text-align="start" style:justify-single-word="false"/>
      <style:text-properties style:use-window-font-color="true" style:font-name="Lucida Console" fo:font-size="12pt" fo:font-weight="normal" officeooo:rsid="0012869f" officeooo:paragraph-rsid="002d3042" style:font-size-asian="12pt" style:font-weight-asian="normal" style:font-size-complex="12pt" style:font-weight-complex="normal"/>
    </style:style>
    <style:style style:name="P44" style:family="paragraph" style:parent-style-name="Standard" style:list-style-name="">
      <style:paragraph-properties fo:text-align="start" style:justify-single-word="false"/>
      <style:text-properties style:use-window-font-color="true" style:font-name="Lucida Console" fo:font-size="11pt" fo:font-weight="normal" officeooo:rsid="002d3042" officeooo:paragraph-rsid="002d3042" style:font-size-asian="11pt" style:font-weight-asian="normal" style:font-size-complex="11pt" style:font-weight-complex="normal"/>
    </style:style>
    <style:style style:name="P45" style:family="paragraph" style:parent-style-name="Standard" style:list-style-name="">
      <style:paragraph-properties fo:text-align="start" style:justify-single-word="false"/>
      <style:text-properties style:font-name="Lucida Console" fo:font-size="11pt" fo:font-weight="normal" officeooo:rsid="00123e53" officeooo:paragraph-rsid="002d3042"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officeooo:paragraph-rsid="003283da"/>
    </style:style>
    <style:style style:name="P47" style:family="paragraph" style:parent-style-name="Standard" style:list-style-name="L3">
      <style:paragraph-properties fo:text-align="start" style:justify-single-word="false"/>
      <style:text-properties officeooo:paragraph-rsid="00341013"/>
    </style:style>
    <style:style style:name="P48" style:family="paragraph" style:parent-style-name="Standard">
      <style:paragraph-properties fo:text-align="start" style:justify-single-word="false"/>
      <style:text-properties officeooo:rsid="00341013" officeooo:paragraph-rsid="00104ffc"/>
    </style:style>
    <style:style style:name="P49" style:family="paragraph" style:parent-style-name="Standard">
      <style:paragraph-properties fo:text-align="start" style:justify-single-word="false"/>
      <style:text-properties style:font-name="Trebuchet MS" officeooo:rsid="00341013" officeooo:paragraph-rsid="00341013"/>
    </style:style>
    <style:style style:name="P50" style:family="paragraph" style:parent-style-name="Standard">
      <style:paragraph-properties fo:text-align="start" style:justify-single-word="false"/>
      <style:text-properties style:font-name="Trebuchet MS" officeooo:rsid="0034f382" officeooo:paragraph-rsid="0034f382"/>
    </style:style>
    <style:style style:name="P51" style:family="paragraph" style:parent-style-name="Standard">
      <style:paragraph-properties fo:text-align="start" style:justify-single-word="false"/>
      <style:text-properties style:font-name="Trebuchet MS" officeooo:rsid="0034f382" officeooo:paragraph-rsid="0036b2d6"/>
    </style:style>
    <style:style style:name="P52" style:family="paragraph" style:parent-style-name="Standard">
      <style:paragraph-properties fo:text-align="start" style:justify-single-word="false"/>
      <style:text-properties style:font-name="Trebuchet MS" fo:font-weight="bold" officeooo:rsid="0034f382" officeooo:paragraph-rsid="0034f382" style:font-weight-asian="bold" style:font-weight-complex="bold"/>
    </style:style>
    <style:style style:name="P53" style:family="paragraph" style:parent-style-name="Standard">
      <style:paragraph-properties fo:text-align="start" style:justify-single-word="false"/>
      <style:text-properties style:font-name="Trebuchet MS" fo:font-weight="bold" officeooo:rsid="0034f382" officeooo:paragraph-rsid="00367a33" style:font-weight-asian="bold" style:font-weight-complex="bold"/>
    </style:style>
    <style:style style:name="P54" style:family="paragraph" style:parent-style-name="Standard">
      <style:paragraph-properties fo:text-align="start" style:justify-single-word="false"/>
      <style:text-properties style:font-name="Trebuchet MS" fo:font-weight="bold" officeooo:rsid="0034f382" officeooo:paragraph-rsid="0036b2d6" style:font-weight-asian="bold" style:font-weight-complex="bold"/>
    </style:style>
    <style:style style:name="P55" style:family="paragraph" style:parent-style-name="Standard">
      <style:paragraph-properties fo:text-align="start" style:justify-single-word="false"/>
      <style:text-properties style:font-name="Trebuchet MS" fo:font-weight="bold" officeooo:rsid="00367a33" officeooo:paragraph-rsid="00367a33" style:font-weight-asian="bold" style:font-weight-complex="bold"/>
    </style:style>
    <style:style style:name="P56" style:family="paragraph" style:parent-style-name="Standard">
      <style:paragraph-properties fo:text-align="start" style:justify-single-word="false"/>
      <style:text-properties style:font-name="Trebuchet MS" fo:font-weight="bold" officeooo:rsid="00367a33" officeooo:paragraph-rsid="0036b2d6" style:font-weight-asian="bold" style:font-weight-complex="bold"/>
    </style:style>
    <style:style style:name="P57" style:family="paragraph" style:parent-style-name="Standard">
      <style:paragraph-properties fo:text-align="start" style:justify-single-word="false"/>
      <style:text-properties style:font-name="Trebuchet MS" fo:font-weight="normal" officeooo:rsid="0034f382" officeooo:paragraph-rsid="0034f382" style:font-weight-asian="normal" style:font-weight-complex="normal"/>
    </style:style>
    <style:style style:name="P58" style:family="paragraph" style:parent-style-name="Standard" style:list-style-name="L1">
      <style:text-properties style:font-name="Trebuchet MS" officeooo:rsid="003d5bbf" officeooo:paragraph-rsid="003d5bbf"/>
    </style:style>
    <style:style style:name="P59" style:family="paragraph" style:parent-style-name="Standard">
      <style:text-properties style:font-name="Trebuchet MS" officeooo:rsid="003d5bbf" officeooo:paragraph-rsid="003d5bbf"/>
    </style:style>
    <style:style style:name="P60" style:family="paragraph" style:parent-style-name="Standard">
      <style:text-properties fo:font-weight="bold" officeooo:rsid="003a557f" officeooo:paragraph-rsid="003a557f" style:font-weight-asian="bold" style:font-weight-complex="bold"/>
    </style:style>
    <style:style style:name="P61" style:family="paragraph" style:parent-style-name="Standard">
      <style:text-properties fo:font-weight="bold" officeooo:rsid="003a557f" officeooo:paragraph-rsid="003a6913" style:font-weight-asian="bold" style:font-weight-complex="bold"/>
    </style:style>
    <style:style style:name="P62" style:family="paragraph" style:parent-style-name="Standard">
      <style:text-properties fo:font-weight="normal" officeooo:rsid="003a557f" officeooo:paragraph-rsid="003a557f" style:font-weight-asian="normal" style:font-weight-complex="normal"/>
    </style:style>
    <style:style style:name="P63" style:family="paragraph" style:parent-style-name="Standard">
      <style:text-properties fo:font-weight="normal" officeooo:rsid="003a557f" officeooo:paragraph-rsid="003a6913" style:font-weight-asian="normal" style:font-weight-complex="normal"/>
    </style:style>
    <style:style style:name="P64" style:family="paragraph" style:parent-style-name="Heading_20_3">
      <style:text-properties officeooo:paragraph-rsid="003283da"/>
    </style:style>
    <style:style style:name="P65" style:family="paragraph" style:parent-style-name="Heading_20_3">
      <style:text-properties officeooo:rsid="003283da" officeooo:paragraph-rsid="003283da"/>
    </style:style>
    <style:style style:name="P66" style:family="paragraph" style:parent-style-name="Heading_20_3">
      <style:paragraph-properties fo:break-before="page"/>
      <style:text-properties officeooo:rsid="003283da" officeooo:paragraph-rsid="003283da"/>
    </style:style>
    <style:style style:name="P67" style:family="paragraph" style:parent-style-name="Heading_20_2">
      <style:paragraph-properties fo:break-before="page"/>
    </style:style>
    <style:style style:name="P68" style:family="paragraph" style:parent-style-name="Heading_20_1">
      <style:text-properties fo:font-size="14pt" officeooo:rsid="002f7eff" officeooo:paragraph-rsid="002f7eff" style:font-size-asian="14pt" style:font-size-complex="14pt"/>
    </style:style>
    <style:style style:name="P69" style:family="paragraph" style:parent-style-name="Heading_20_1">
      <style:text-properties fo:font-size="14pt" officeooo:paragraph-rsid="002937ed" style:font-size-asian="14pt" style:font-size-complex="14pt"/>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paragraph-rsid="002937ed"/>
    </style:style>
    <style:style style:name="P72" style:family="paragraph" style:parent-style-name="Heading_20_1">
      <style:paragraph-properties fo:break-before="page"/>
      <style:text-properties fo:font-size="18pt" style:font-size-asian="18pt" style:font-size-complex="18pt"/>
    </style:style>
    <style:style style:name="P73" style:family="paragraph" style:parent-style-name="Heading_20_1">
      <style:paragraph-properties fo:break-before="page"/>
      <style:text-properties fo:font-size="18pt" officeooo:paragraph-rsid="002d3042" style:font-size-asian="18pt" style:font-size-complex="18pt"/>
    </style:style>
    <style:style style:name="P74" style:family="paragraph" style:parent-style-name="Text_20_body">
      <style:text-properties style:use-window-font-color="true" style:font-name="Trebuchet MS" fo:font-size="12pt" style:text-underline-style="none" officeooo:rsid="001ce800" style:font-size-asian="12pt" style:font-size-complex="12pt"/>
    </style:style>
    <style:style style:name="P75" style:family="paragraph" style:parent-style-name="Text_20_body">
      <style:text-properties style:use-window-font-color="true" style:font-name="Trebuchet MS" fo:font-size="12pt" style:text-underline-style="none" officeooo:rsid="003a557f" officeooo:paragraph-rsid="003a557f" style:font-size-asian="12pt" style:font-size-complex="12pt"/>
    </style:style>
    <style:style style:name="P76" style:family="paragraph" style:parent-style-name="Text_20_body">
      <style:paragraph-properties fo:margin-top="0cm" fo:margin-bottom="0cm" loext:contextual-spacing="false" fo:line-height="100%"/>
      <style:text-properties style:use-window-font-color="true" style:font-name="Trebuchet MS" fo:font-size="12pt" officeooo:rsid="003283da" officeooo:paragraph-rsid="003283da" style:font-size-asian="12pt" style:font-size-complex="12pt"/>
    </style:style>
    <style:style style:name="P77" style:family="paragraph" style:parent-style-name="Text_20_body">
      <style:paragraph-properties fo:margin-top="0cm" fo:margin-bottom="0cm" loext:contextual-spacing="false" fo:line-height="100%"/>
      <style:text-properties style:use-window-font-color="true" style:font-name="Trebuchet MS" fo:font-size="11pt" officeooo:rsid="003283da" officeooo:paragraph-rsid="003283da" style:font-size-asian="11pt" style:font-size-complex="11pt"/>
    </style:style>
    <style:style style:name="P78" style:family="paragraph" style:parent-style-name="Text_20_body">
      <style:paragraph-properties fo:margin-top="0cm" fo:margin-bottom="0cm" loext:contextual-spacing="false" fo:line-height="100%"/>
      <style:text-properties officeooo:paragraph-rsid="003283d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officeooo:rsid="002f7eff" style:font-weight-asian="bold" style:font-weight-complex="bold"/>
    </style:style>
    <style:style style:name="T3" style:family="text">
      <style:text-properties style:use-window-font-color="true"/>
    </style:style>
    <style:style style:name="T4" style:family="text">
      <style:text-properties style:use-window-font-color="true" fo:font-size="12pt" style:font-size-asian="12pt" style:font-size-complex="12pt"/>
    </style:style>
    <style:style style:name="T5" style:family="text">
      <style:text-properties style:use-window-font-color="true" fo:font-size="12pt" officeooo:rsid="00150a1b" style:font-size-asian="12pt" style:font-size-complex="12pt"/>
    </style:style>
    <style:style style:name="T6" style:family="text">
      <style:text-properties style:use-window-font-color="true" fo:font-size="12pt" officeooo:rsid="0012869f" style:font-size-asian="12pt" style:font-size-complex="12pt"/>
    </style:style>
    <style:style style:name="T7" style:family="text">
      <style:text-properties style:use-window-font-color="true" fo:font-size="12pt" officeooo:rsid="002e4540" style:font-size-asian="12pt" style:font-size-complex="12pt"/>
    </style:style>
    <style:style style:name="T8" style:family="text">
      <style:text-properties style:use-window-font-color="true" fo:font-size="12pt" officeooo:rsid="002eddc5" style:font-size-asian="12pt" style:font-size-complex="12pt"/>
    </style:style>
    <style:style style:name="T9" style:family="text">
      <style:text-properties style:use-window-font-color="true" officeooo:rsid="00150a1b"/>
    </style:style>
    <style:style style:name="T10" style:family="text">
      <style:text-properties style:use-window-font-color="true" officeooo:rsid="002abc47"/>
    </style:style>
    <style:style style:name="T11" style:family="text">
      <style:text-properties style:use-window-font-color="true" style:font-name="Lucida Console" fo:font-size="11pt" style:font-size-asian="11pt" style:font-size-complex="11pt"/>
    </style:style>
    <style:style style:name="T12" style:family="text">
      <style:text-properties style:use-window-font-color="true" officeooo:rsid="0012869f"/>
    </style:style>
    <style:style style:name="T13" style:family="text">
      <style:text-properties style:use-window-font-color="true" officeooo:rsid="00104ffc"/>
    </style:style>
    <style:style style:name="T14" style:family="text">
      <style:text-properties style:use-window-font-color="true" officeooo:rsid="002d3042"/>
    </style:style>
    <style:style style:name="T15" style:family="text">
      <style:text-properties style:use-window-font-color="true" officeooo:rsid="0030977f"/>
    </style:style>
    <style:style style:name="T16" style:family="text">
      <style:text-properties style:use-window-font-color="true" style:text-line-through-style="none" style:text-line-through-type="none" style:text-underline-style="none" officeooo:rsid="0030977f"/>
    </style:style>
    <style:style style:name="T17" style:family="text">
      <style:text-properties style:use-window-font-color="true" style:text-line-through-style="none" style:text-line-through-type="none" style:text-underline-style="none" officeooo:rsid="002d3042"/>
    </style:style>
    <style:style style:name="T18" style:family="text">
      <style:text-properties style:use-window-font-color="true" style:font-name="Trebuchet MS" fo:font-size="12pt" style:text-underline-style="none" fo:font-weight="bold" officeooo:rsid="003a557f" style:font-size-asian="12pt" style:font-weight-asian="bold" style:font-size-complex="12pt" style:font-weight-complex="bold"/>
    </style:style>
    <style:style style:name="T19" style:family="text">
      <style:text-properties style:use-window-font-color="true" style:font-name="Trebuchet MS" fo:font-size="12pt" style:text-underline-style="none" style:font-size-asian="12pt" style:font-size-complex="12pt"/>
    </style:style>
    <style:style style:name="T20" style:family="text">
      <style:text-properties style:use-window-font-color="true" style:font-name="Trebuchet MS" fo:font-size="12pt" style:text-underline-style="none" officeooo:rsid="003a6913" style:font-size-asian="12pt" style:font-size-complex="12pt"/>
    </style:style>
    <style:style style:name="T21" style:family="text">
      <style:text-properties style:use-window-font-color="true" style:font-name="Trebuchet MS" fo:font-size="12pt" style:text-underline-style="none" officeooo:rsid="003c5078" style:font-size-asian="12pt" style:font-size-complex="12pt"/>
    </style:style>
    <style:style style:name="T22" style:family="text">
      <style:text-properties style:use-window-font-color="true" style:font-name="Trebuchet MS" fo:font-size="11pt" fo:font-weight="normal" officeooo:rsid="003283da" style:font-size-asian="11pt" style:font-weight-asian="normal" style:font-size-complex="11pt" style:font-weight-complex="normal"/>
    </style:style>
    <style:style style:name="T23" style:family="text">
      <style:text-properties style:use-window-font-color="true" style:font-name="Trebuchet MS" fo:font-size="11pt" officeooo:rsid="003283da" style:font-size-asian="11pt" style:font-size-complex="11pt"/>
    </style:style>
    <style:style style:name="T24" style:family="text">
      <style:text-properties officeooo:rsid="00224ba8"/>
    </style:style>
    <style:style style:name="T25" style:family="text">
      <style:text-properties officeooo:rsid="0023af0a"/>
    </style:style>
    <style:style style:name="T26" style:family="text">
      <style:text-properties fo:font-size="12pt" style:font-size-asian="12pt" style:font-size-complex="12pt"/>
    </style:style>
    <style:style style:name="T27" style:family="text">
      <style:text-properties fo:font-size="12pt" officeooo:rsid="002937ed" style:font-size-asian="12pt" style:font-size-complex="12pt"/>
    </style:style>
    <style:style style:name="T28" style:family="text">
      <style:text-properties fo:font-weight="bold" style:font-weight-asian="bold" style:font-weight-complex="bold"/>
    </style:style>
    <style:style style:name="T29" style:family="text">
      <style:text-properties officeooo:rsid="002f7eff"/>
    </style:style>
    <style:style style:name="T30" style:family="text">
      <style:text-properties style:text-underline-style="none"/>
    </style:style>
    <style:style style:name="T31" style:family="text">
      <style:text-properties style:text-underline-style="none" fo:font-weight="normal" officeooo:rsid="002f7eff" style:font-weight-asian="normal" style:font-weight-complex="normal"/>
    </style:style>
    <style:style style:name="T32" style:family="text">
      <style:text-properties officeooo:rsid="0031b8d8"/>
    </style:style>
    <style:style style:name="T33" style:family="text">
      <style:text-properties style:font-name="Liberation Sans" fo:font-weight="bold" officeooo:rsid="0032f123" style:font-name-asian="Microsoft YaHei" style:font-weight-asian="bold" style:font-name-complex="Mangal" style:font-weight-complex="bold"/>
    </style:style>
    <style:style style:name="T34" style:family="text">
      <style:text-properties officeooo:rsid="003283da"/>
    </style:style>
    <style:style style:name="T35" style:family="text">
      <style:text-properties officeooo:rsid="0032f123"/>
    </style:style>
    <style:style style:name="T36" style:family="text">
      <style:text-properties fo:font-size="13pt" officeooo:rsid="0032f123" style:font-size-asian="13pt" style:font-size-complex="13pt"/>
    </style:style>
    <style:style style:name="T37" style:family="text">
      <style:text-properties fo:font-size="13pt" officeooo:rsid="003d5bbf" style:font-size-asian="13pt" style:font-size-complex="13pt"/>
    </style:style>
    <style:style style:name="T38" style:family="text">
      <style:text-properties fo:font-weight="normal" style:font-weight-asian="normal" style:font-weight-complex="normal"/>
    </style:style>
    <style:style style:name="T39" style:family="text">
      <style:text-properties fo:font-weight="normal" officeooo:rsid="00367a33" style:font-weight-asian="normal" style:font-weight-complex="normal"/>
    </style:style>
    <style:style style:name="T40" style:family="text">
      <style:text-properties fo:font-weight="normal" officeooo:rsid="0036b2d6" style:font-weight-asian="normal" style:font-weight-complex="normal"/>
    </style:style>
    <style:style style:name="T41" style:family="text">
      <style:text-properties officeooo:rsid="00341013"/>
    </style:style>
    <style:style style:name="T42" style:family="text">
      <style:text-properties fo:font-style="italic" fo:font-weight="normal" officeooo:rsid="00367a33" style:font-style-asian="italic" style:font-weight-asian="normal" style:font-style-complex="italic" style:font-weight-complex="normal"/>
    </style:style>
    <style:style style:name="T43" style:family="text">
      <style:text-properties fo:font-style="normal" style:font-style-asian="normal" style:font-style-complex="normal"/>
    </style:style>
    <style:style style:name="T44" style:family="text">
      <style:text-properties fo:font-style="normal" fo:font-weight="normal" officeooo:rsid="00367a33" style:font-style-asian="normal" style:font-weight-asian="normal" style:font-style-complex="normal" style:font-weight-complex="normal"/>
    </style:style>
    <style:style style:name="T45" style:family="text">
      <style:text-properties style:font-name="Trebuchet MS" officeooo:rsid="00341013"/>
    </style:style>
    <style:style style:name="T46" style:family="text">
      <style:text-properties style:font-name="Trebuchet MS" fo:font-style="italic" fo:font-weight="normal" officeooo:rsid="00341013" style:font-style-asian="italic" style:font-weight-asian="normal" style:font-style-complex="italic" style:font-weight-complex="normal"/>
    </style:style>
    <style:style style:name="T47" style:family="text">
      <style:text-properties style:font-name="Trebuchet MS" fo:font-style="italic" officeooo:rsid="00341013" style:font-style-asian="italic" style:font-style-complex="italic"/>
    </style:style>
    <style:style style:name="T48" style:family="text">
      <style:text-properties officeooo:rsid="00367a33"/>
    </style:style>
    <style:style style:name="T49" style:family="text">
      <style:text-properties officeooo:rsid="00384c77"/>
    </style:style>
    <style:style style:name="T50" style:family="text">
      <style:text-properties officeooo:rsid="003915e1"/>
    </style:style>
    <style:style style:name="T51" style:family="text">
      <style:text-properties officeooo:rsid="003c5078"/>
    </style:style>
    <style:style style:name="T52" style:family="text">
      <style:text-properties officeooo:rsid="003d5bbf"/>
    </style:style>
    <style:style style:name="T53" style:family="text">
      <style:text-properties officeooo:rsid="003da1c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Title">Proyecto Compiladores e Interpretes</text:p>
      <text:p text:style-name="P24"/>
      <text:p text:style-name="Subtitle"/>
      <text:p text:style-name="Subtitle">Etapa <text:span text:style-name="T29">2</text:span></text:p>
      <text:p text:style-name="Subtitle">Analizador <text:span text:style-name="T29">Sintáctico</text:span></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1">Rodrigo Díaz Figueroa</text:p>
      <text:p text:style-name="P23"><text:span text:style-name="T26">LU 9740</text:span><text:span text:style-name="T27">0</text:span></text:p>
      <text:p text:style-name="P22"/>
      <text:h text:style-name="P71" text:outline-level="1">Clases utilizadas y decisiones de diseño</text:h>
      <text:h text:style-name="P68" text:outline-level="1">Cambios desde la última etapa:</text:h>
      <text:p text:style-name="P18">Se cambio el nombre <text:span text:style-name="T35">de la clase</text:span> Utilidades por Utl.</text:p>
      <text:p text:style-name="P18">Se agregaron las clases AnalizadorSintactico y SintacticException</text:p>
      <text:h text:style-name="P69" text:outline-level="1">Clases:</text:h>
      <text:p text:style-name="P12">AnalizadorLexico</text:p>
      <text:p text:style-name="P13">AnalizadorSintáctico</text:p>
      <text:p text:style-name="P12">Principal</text:p>
      <text:p text:style-name="P12">EntradaSalida</text:p>
      <text:p text:style-name="P12">Token</text:p>
      <text:p text:style-name="P12">Ut<text:span text:style-name="T29">l</text:span></text:p>
      <text:p text:style-name="P12">LexicoException</text:p>
      <text:p text:style-name="P13">SintacticException</text:p>
      <text:p text:style-name="P13"/>
      <text:p text:style-name="P16">Nuevas clases:</text:p>
      <text:p text:style-name="P12"/>
      <text:p text:style-name="P8"><text:span text:style-name="T2">AnalizadorSintáctico</text:span><text:span text:style-name="T28">:</text:span></text:p>
      <text:p text:style-name="P6">Se encarga de <text:span text:style-name="T29">analizar la sintaxis del archivo a través de los tokens que recibe del Analizador Léxico y de lanzar excepciones de tipo SintacticException.</text:span></text:p>
      <text:p text:style-name="P12"/>
      <text:p text:style-name="P6"><text:span text:style-name="T2">Utl</text:span><text:span text:style-name="T28">:</text:span></text:p>
      <text:p text:style-name="P15">Previamente: Utilidades.</text:p>
      <text:p text:style-name="P6">Esta clase es estática y en ella se encuentran las constantes de tipo entero que representan a los todos tipos de tokens y algunos <text:span text:style-name="T24">métodos</text:span> <text:span text:style-name="T24">estáticos</text:span> que utilizan otras clases.</text:p>
      <text:p text:style-name="P6"/>
      <text:p text:style-name="P8"><text:span text:style-name="T2">SintacticException</text:span><text:span text:style-name="T28">:</text:span></text:p>
      <text:p text:style-name="P8">Clase que hereda de Exception y es utilizada por <text:span text:style-name="T31">AnalizadorSintáctico</text:span> para lanzar excep<text:span text:style-name="T25">c</text:span>iones.</text:p>
      <text:p text:style-name="P7"/>
      <text:p text:style-name="P7"/>
      <text:h text:style-name="P70" text:outline-level="1">Decisiones de diseño:</text:h>
      <text:p text:style-name="P9"/>
      <text:list xml:id="list615929124" text:style-name="L1">
        <text:list-item>
          <text:p text:style-name="P58">Se optó por utilizar solo un tipo de excepción para los errores sintácticos y utilizar el mensaje para especificar el tipo de error</text:p>
        </text:list-item>
      </text:list>
      <text:p text:style-name="P59"/>
      <text:list xml:id="list33242293830174" text:continue-numbering="true" text:style-name="L1">
        <text:list-item>
          <text:p text:style-name="P58">El tipo de los tokens es un entero, y para compararlos se utilizan métodos provistos por la clase Token.</text:p>
        </text:list-item>
      </text:list>
      <text:p text:style-name="P59"/>
      <text:p text:style-name="P10"/>
      <text:p text:style-name="P17"/>
      <text:p text:style-name="P9"/>
      <text:h text:style-name="P70" text:outline-level="1">Logros</text:h>
      <text:p text:style-name="P10"/>
      <text:p text:style-name="P10">Los logros que se intentan alcanzar en esta etapa son:</text:p>
      <text:p text:style-name="P10"/>
      <text:p text:style-name="P10"/>
      <text:list xml:id="list3277799925" text:style-name="L2">
        <text:list-item>
          <text:p text:style-name="P29">Imbatibilidad Sintáctica.</text:p>
        </text:list-item>
      </text:list>
      <text:p text:style-name="P9"/>
      <text:p text:style-name="P9"/>
      <text:p text:style-name="P9"/>
      <text:h text:style-name="P73" text:outline-level="1"><text:span text:style-name="T13">C</text:span><text:span text:style-name="T3">ompilación y Ejecución</text:span></text:h>
      <text:p text:style-name="P1"/>
      <text:p text:style-name="P11"><text:span text:style-name="T4">Para compilar el programa desde consola se </text:span><text:span text:style-name="T5">deberá</text:span><text:span text:style-name="T4"> ejecutar </text:span><text:span text:style-name="T5">el siguiente comando</text:span></text:p>
      <text:p text:style-name="P1"/>
      <text:p text:style-name="P19"><text:span text:style-name="T9">&gt;</text:span><text:span text:style-name="T3">javac Principal.java</text:span></text:p>
      <text:p text:style-name="P1"/>
      <text:p text:style-name="P14"><text:span text:style-name="T3">Observación: Si este comando no compila todas las clases </text:span><text:span text:style-name="T9">del programa</text:span><text:span text:style-name="T3"> se </text:span><text:span text:style-name="T9">deberá</text:span><text:span text:style-name="T3"> ejecutar entonces</text:span></text:p>
      <text:p text:style-name="P1"/>
      <text:p text:style-name="P19"><text:span text:style-name="T9">&gt;</text:span><text:span text:style-name="T3">javac Principal.java </text:span><text:span text:style-name="T15">AnalizadorSintactico.java</text:span><text:span text:style-name="T3"> AnalizadorLexico.java </text:span><text:span text:style-name="T15">Utl</text:span><text:span text:style-name="T3">.java Token.java EntradaSalida.java LexicoException.java </text:span><text:span text:style-name="T15">SintacticException.java</text:span></text:p>
      <text:p text:style-name="P1"/>
      <text:p text:style-name="P11"><text:span text:style-name="T4">Para la ejecución del programa desde consola se </text:span><text:span text:style-name="T5">deberá</text:span><text:span text:style-name="T4"> ejecutar</text:span></text:p>
      <text:p text:style-name="P1"/>
      <text:p text:style-name="P20"><text:span text:style-name="T10">&gt;</text:span><text:span text:style-name="T3">java Principal &lt;archivo fuente&gt;</text:span></text:p>
      <text:p text:style-name="P1"/>
      <text:p text:style-name="P11"><text:span text:style-name="T4">Donde </text:span><text:span text:style-name="T11">&lt;archivo fuente&gt;</text:span><text:span text:style-name="T4"> es el path absoluto o relativo dependiendo de donde se encuentra el archivo fuente </text:span><text:span text:style-name="T5">a analizar </text:span><text:span text:style-name="T4">en el equipo. </text:span></text:p>
      <text:p text:style-name="P2"/>
      <text:h text:style-name="P30" text:outline-level="1"/>
      <text:h text:style-name="P36" text:outline-level="1">Ejemplos:</text:h>
      <text:h text:style-name="P37" text:outline-level="1"/>
      <text:h text:style-name="P45" text:outline-level="1"><text:span text:style-name="T10">&gt;</text:span><text:span text:style-name="T12">java Principal ./</text:span><text:span text:style-name="T14">Test/Correctos/Test1.java</text:span></text:h>
      <text:h text:style-name="P43" text:outline-level="1"/>
      <text:h text:style-name="P28" text:outline-level="1"><text:span text:style-name="T6">E</text:span><text:span text:style-name="T4">l archivo Test1.java debe estar dentro del directorio Test/Correctos/ que se encuentra en el mismo directorio que los archivos </text:span><text:span text:style-name="T8">fuente</text:span></text:h>
      <text:h text:style-name="P39" text:outline-level="1"/>
      <text:h text:style-name="P45" text:outline-level="1"><text:span text:style-name="T10">&gt;</text:span><text:span text:style-name="T12">java Principal </text:span><text:span text:style-name="T16">C</text:span><text:a xlink:type="simple" xlink:href="file:///C:/Testing/Incorrectos/Test2.java" text:style-name="Internet_20_link" text:visited-style-name="Visited_20_Internet_20_Link"><text:span text:style-name="T17">:/Testing/Incorrectos/Test2.jav</text:span></text:a><text:span text:style-name="T16">a</text:span></text:h>
      <text:h text:style-name="P44" text:outline-level="1"/>
      <text:h text:style-name="P28" text:outline-level="1"><text:span text:style-name="T6">E</text:span><text:span text:style-name="T4">l archivo Test2.java debe estar dentro del directorio </text:span><text:span text:style-name="T7">que especifica el path absoluto</text:span></text:h>
      <text:p text:style-name="P27"><text:span text:style-name="T33">Evolución de la gramática</text:span>.</text:p>
      <text:p text:style-name="P3"/>
      <text:h text:style-name="P64" text:outline-level="3"><text:span text:style-name="T34">Paso 0: Eliminación de símbolos EBNF</text:span> <text:span text:style-name="T36">(super</text:span><text:span text:style-name="T37">í</text:span><text:span text:style-name="T36">ndices *, + y ?)</text:span></text:h>
      <text:p text:style-name="P78"><text:span text:style-name="T22">Inicio1</text:span><text:span text:style-name="T23"> → Clase Inicio2</text:span></text:p>
      <text:p text:style-name="P77">Inicio2 → Inicio1 | ε</text:p>
      <text:p text:style-name="P77">Clase → <text:span text:style-name="T43">class</text:span> <text:span text:style-name="T43">idClase</text:span> Herencia { Miembros }</text:p>
      <text:p text:style-name="P77">Herencia → <text:span text:style-name="T43">extends</text:span> <text:span text:style-name="T43">idClase</text:span> | ε</text:p>
      <text:p text:style-name="P77">Miembros → Miembro Miembros | ε</text:p>
      <text:p text:style-name="P77">Miembro → Atributo | Ctor | Metodo</text:p>
      <text:p text:style-name="P77">Atributo → Visibilidad Tipo ListaDecVars ;</text:p>
      <text:p text:style-name="P77">Metodo → FormaMetodo TipoMetodo idMetVar ArgsFormales Bloque</text:p>
      <text:p text:style-name="P77">Ctor → <text:span text:style-name="T43">idClase</text:span> ArgsFormales Bloque</text:p>
      <text:p text:style-name="P77">ArgsFormales → ( ListaArg )</text:p>
      <text:p text:style-name="P77">ListaArg → ε | Arg <text:span text:style-name="T43">,</text:span> ArgFormales</text:p>
      <text:p text:style-name="P77">ArgFormales → ε | Arg , ArgFormales</text:p>
      <text:p text:style-name="P77">Arg → Tipo idMetVar</text:p>
      <text:p text:style-name="P77">FormaMetodo → static | dynamic</text:p>
      <text:p text:style-name="P77">Visibilidad → public | private</text:p>
      <text:p text:style-name="P77">TipoMetodo → Tipo | void</text:p>
      <text:p text:style-name="P77">Tipo → TipoPrimitivo | TipoReferencia</text:p>
      <text:p text:style-name="P77">TipoPrimitivo → boolean | char | int</text:p>
      <text:p text:style-name="P77">TipoReferencia → idClase | String | TipoPrimitivo [ ]</text:p>
      <text:p text:style-name="P77">ListaDecVars → idMetVar</text:p>
      <text:p text:style-name="P77">ListaDecVars → idMetVar , ListaDecVars</text:p>
      <text:p text:style-name="P77">Bloque → { Sentencias }</text:p>
      <text:p text:style-name="P77">Sentencias → Sentencia Sentencias | ε</text:p>
      <text:p text:style-name="P77">Sentencia → ;</text:p>
      <text:p text:style-name="P77">Sentencia → Asignacion ;</text:p>
      <text:p text:style-name="P77">Sentencia → SentenciaLlamada ;</text:p>
      <text:p text:style-name="P77">Sentencia → Tipo ListaDecVars ;</text:p>
      <text:p text:style-name="P77">Sentencia → if ( Expresion ) Sentencia</text:p>
      <text:p text:style-name="P77">Sentencia → if ( Expresion ) Sentencia else Sentencia</text:p>
      <text:p text:style-name="P77">Sentencia → while ( Expresion ) Sentencia</text:p>
      <text:p text:style-name="P77">Sentencia → Bloque</text:p>
      <text:p text:style-name="P77">Sentencia → return Expresiones ;</text:p>
      <text:p text:style-name="P77">Asignacion → AccesoVar = Expresion</text:p>
      <text:p text:style-name="P77">Asignacion → AccesoThis = Expresion</text:p>
      <text:p text:style-name="P77">SentenciaLlamada → ( Primario )</text:p>
      <text:p text:style-name="P77">Expresiones → Expresion Expresiones | ε</text:p>
      <text:p text:style-name="P77">Expresion → ExpOr</text:p>
      <text:p text:style-name="P77">ExpOr → ExpOr || ExpAnd | ExpAnd</text:p>
      <text:p text:style-name="P77">ExpAnd → ExpAnd &amp;&amp; ExpIg | ExpIg</text:p>
      <text:p text:style-name="P77">ExpIg → ExpIg OpIg ExpComp | ExpComp</text:p>
      <text:p text:style-name="P77">ExpComp → ExpAd OpComp ExpAd | ExpAd</text:p>
      <text:p text:style-name="P77">ExpAd → ExpAd OpAd ExpMul | ExpMul</text:p>
      <text:p text:style-name="P77">ExpMul → ExpMul OpMul ExpUn | ExpUn</text:p>
      <text:p text:style-name="P77">ExpUn → OpUn ExpUn | Operando</text:p>
      <text:p text:style-name="P77">OpIg → == | !=</text:p>
      <text:p text:style-name="P77">OpComp → &lt; | &gt; | &lt;= | &gt;=</text:p>
      <text:p text:style-name="P77">OpAd → + | -</text:p>
      <text:p text:style-name="P77">OpUn → + | - | !</text:p>
      <text:p text:style-name="P77">OpMul → * | /</text:p>
      <text:p text:style-name="P77">Operando → Literal</text:p>
      <text:p text:style-name="P77">Operando → Primario</text:p>
      <text:p text:style-name="P77">Literal → null | true | false | intLiteral | charLiteral | stringLiteral</text:p>
      <text:p text:style-name="P77"><text:soft-page-break/>Primario → ExpresionParentizada</text:p>
      <text:p text:style-name="P77">Primario → AccesoThis</text:p>
      <text:p text:style-name="P77">Primario → AccesoVar</text:p>
      <text:p text:style-name="P77">Primario → LlamadaMetodo</text:p>
      <text:p text:style-name="P77">Primario → LlamadaMetodoEstatico</text:p>
      <text:p text:style-name="P77">Primario → LlamadaCtor</text:p>
      <text:p text:style-name="P77">ExpresionParentizada → ( Expresion ) Encadenado</text:p>
      <text:p text:style-name="P77">AccesoThis → this Encadenado</text:p>
      <text:p text:style-name="P77">AccesoVar → idMetVar Encadenado</text:p>
      <text:p text:style-name="P77">LlamadaMetodo → idMetVar ArgsActuales Encadenado</text:p>
      <text:p text:style-name="P77">LlamadaMetodoEstatico → idClase . LlamadaMetodo Encadenado</text:p>
      <text:p text:style-name="P77">LlamdaCtor → new idClase ArgsActuales Encadenado</text:p>
      <text:p text:style-name="P77">LlamdaCtor → new TipoPrimitivo [ Expresion ] Encadenado</text:p>
      <text:p text:style-name="P77">ArgsActuales → ( ListaExpresiones )</text:p>
      <text:p text:style-name="P77">ListaExpresiones → Expresion ListaExp | ε</text:p>
      <text:p text:style-name="P77">ListaExp → , Expresion ListaExp | ε</text:p>
      <text:p text:style-name="P77">ListaExps → Expresion</text:p>
      <text:p text:style-name="P77">ListaExps → Expresion , ListaExps</text:p>
      <text:p text:style-name="P77">Encadenado → ε | . Acceso | AccesoArregloEncadenado</text:p>
      <text:p text:style-name="P77">Acceso → LlamadaMetodoEncadenado | AccesoVarEncadenado</text:p>
      <text:p text:style-name="P77">LlamadaMetodoEncadenado → idMetVar ArgsActuales Encadenado</text:p>
      <text:p text:style-name="P77">AccesoVarEncadenado → idMetVar Encadenado</text:p>
      <text:p text:style-name="P77">AccesoArregloEncadenado → [ Expresion ] Encadenado</text:p>
      <text:p text:style-name="P77"/>
      <text:p text:style-name="P77"/>
      <text:p text:style-name="P77"/>
      <text:p text:style-name="P76"/>
      <text:h text:style-name="P65" text:outline-level="3">Paso 1: Eliminación de recursión a izquierda</text:h>
      <text:p text:style-name="P46"><text:span text:style-name="T23">Inicio1 → Clase Inicio2</text:span></text:p>
      <text:p text:style-name="P42">Inicio2 → Inicio1 | ε</text:p>
      <text:p text:style-name="P42">Clase → class idClase Herencia { Miembros }</text:p>
      <text:p text:style-name="P42">Herencia → extends idClase | ε</text:p>
      <text:p text:style-name="P42">Miembros → Miembro Miembros | ε</text:p>
      <text:p text:style-name="P42">Miembro → Atributo | Ctor | Metodo</text:p>
      <text:p text:style-name="P42">Atributo → Visibilidad Tipo ListaDecVars ;</text:p>
      <text:p text:style-name="P42">Metodo → FormaMetodo TipoMetodo idMetVar ArgsFormales Bloque</text:p>
      <text:p text:style-name="P42">Ctor → idClase ArgsFormales Bloque</text:p>
      <text:p text:style-name="P42">ArgsFormales → ( ListaArg )</text:p>
      <text:p text:style-name="P42">ListaArg → ε | Arg , ArgFormales</text:p>
      <text:p text:style-name="P42">ArgFormales → ε | Arg , ArgFormales</text:p>
      <text:p text:style-name="P42">Arg → Tipo idMetVar</text:p>
      <text:p text:style-name="P42">FormaMetodo → static | dynamic</text:p>
      <text:p text:style-name="P42">Visibilidad → public | private</text:p>
      <text:p text:style-name="P42">TipoMetodo → Tipo | void</text:p>
      <text:p text:style-name="P42">Tipo → TipoPrimitivo | TipoReferencia</text:p>
      <text:p text:style-name="P42">TipoPrimitivo → boolean | char | int</text:p>
      <text:p text:style-name="P42">TipoReferencia → idClase | String | TipoPrimitivo [ ]</text:p>
      <text:p text:style-name="P42">ListaDecVars → idMetVar</text:p>
      <text:p text:style-name="P42">ListaDecVars → idMetVar , ListaDecVars</text:p>
      <text:p text:style-name="P42">Bloque → { Sentencias }</text:p>
      <text:p text:style-name="P42">Sentencias → Sentencia Sentencias | ε</text:p>
      <text:p text:style-name="P42">Sentencia → ;</text:p>
      <text:p text:style-name="P42">Sentencia → Asignacion ;</text:p>
      <text:p text:style-name="P42">Sentencia → SentenciaLlamada ;</text:p>
      <text:p text:style-name="P42">Sentencia → Tipo ListaDecVars ;</text:p>
      <text:p text:style-name="P42"><text:soft-page-break/>Sentencia → if ( Expresion ) Sentencia</text:p>
      <text:p text:style-name="P42">Sentencia → if ( Expresion ) Sentencia else Sentencia</text:p>
      <text:p text:style-name="P42">Sentencia → while ( Expresion ) Sentencia</text:p>
      <text:p text:style-name="P42">Sentencia → Bloque</text:p>
      <text:p text:style-name="P42">Sentencia → return Expresiones ;</text:p>
      <text:p text:style-name="P42">Asignacion → AccesoVar = Expresion</text:p>
      <text:p text:style-name="P42">Asignacion → AccesoThis = Expresion</text:p>
      <text:p text:style-name="P42">SentenciaLlamada → ( Primario )</text:p>
      <text:p text:style-name="P42">Expresiones → Expresion Expresiones | ε</text:p>
      <text:p text:style-name="P42">Expresion → ExpOr</text:p>
      <text:p text:style-name="P42">ExpOr → ExpAnd ExpOrR</text:p>
      <text:p text:style-name="P42">ExpOrR → || ExpAnd ExpOrR | ε</text:p>
      <text:p text:style-name="P42">ExpAnd → ExpIg ExpAndR</text:p>
      <text:p text:style-name="P42">ExpAndR → &amp;&amp; ExpIg ExpAndR | ε</text:p>
      <text:p text:style-name="P42">ExpIg → ExpComp ExpIgR</text:p>
      <text:p text:style-name="P42">ExpIgR → OpIgual ExpComp ExpIgR | ε</text:p>
      <text:p text:style-name="P42">ExpComp → ExpAd OpComp ExpAd | ExpAd</text:p>
      <text:p text:style-name="P42">ExpAd → ExpMul ExpAdR</text:p>
      <text:p text:style-name="P42">ExpAdR → OpAd ExpMul ExpAdR | ε</text:p>
      <text:p text:style-name="P42">ExpMul → ExpUn ExpMulR</text:p>
      <text:p text:style-name="P42">ExpMulR → OpMul ExpUn ExpMulR | ε</text:p>
      <text:p text:style-name="P42">ExpUn → OpUn ExpUn | Operando</text:p>
      <text:p text:style-name="P42">OpIg → == | !=</text:p>
      <text:p text:style-name="P42">OpComp → &lt; | &gt; | &lt;= | &gt;=</text:p>
      <text:p text:style-name="P42">OpAd → + | -</text:p>
      <text:p text:style-name="P42">OpUn → + | - | !</text:p>
      <text:p text:style-name="P42">OpMul → * | /</text:p>
      <text:p text:style-name="P42">Operando → Literal</text:p>
      <text:p text:style-name="P42">Operando → Primario</text:p>
      <text:p text:style-name="P42">Literal → null | true | false | intLiteral | charLiteral | stringLiteral</text:p>
      <text:p text:style-name="P42">Primario → ExpresionParentizada</text:p>
      <text:p text:style-name="P42">Primario → AccesoThis</text:p>
      <text:p text:style-name="P42">Primario → AccesoVar</text:p>
      <text:p text:style-name="P42">Primario → LlamadaMetodo</text:p>
      <text:p text:style-name="P42">Primario → LlamadaMetodoEstatico</text:p>
      <text:p text:style-name="P42">Primario → LlamadaCtor</text:p>
      <text:p text:style-name="P42">ExpresionParentizada → ( Expresion ) Encadenado</text:p>
      <text:p text:style-name="P42">AccesoThis → this Encadenado</text:p>
      <text:p text:style-name="P42">AccesoVar → idMetVar Encadenado</text:p>
      <text:p text:style-name="P42">LlamadaMetodo → idMetVar ArgsActuales Encadenado</text:p>
      <text:p text:style-name="P42">LlamadaMetodoEstatico → idClase . LlamadaMetodo Encadenado</text:p>
      <text:p text:style-name="P42">LlamdaCtor → new idClase ArgsActuales Encadenado</text:p>
      <text:p text:style-name="P42">LlamdaCtor → new TipoPrimitivo [ Expresion ] Encadenado</text:p>
      <text:p text:style-name="P42">ArgsActuales → ( ListaExpresiones )</text:p>
      <text:p text:style-name="P42">ListaExpresiones → Expresion ListaExp | ε</text:p>
      <text:p text:style-name="P42">ListaExp → , Expresion ListaExp | ε</text:p>
      <text:p text:style-name="P42">ListaExps → Expresion</text:p>
      <text:p text:style-name="P42">ListaExps → Expresion , ListaExps</text:p>
      <text:p text:style-name="P42">Encadenado → ε | . Acceso | AccesoArregloEncadenado</text:p>
      <text:p text:style-name="P42">Acceso → LlamadaMetodoEncadenado | AccesoVarEncadenado</text:p>
      <text:p text:style-name="P42">LlamadaMetodoEncadenado → idMetVar ArgsActuales Encadenado</text:p>
      <text:p text:style-name="P42">AccesoVarEncadenado → idMetVar Encadenado</text:p>
      <text:p text:style-name="P42">AccesoArregloEncadenado → [ Expresion ] Encadenado</text:p>
      <text:h text:style-name="P66" text:outline-level="3">Paso 2: Factorizaci<text:span text:style-name="T41">ó</text:span>n</text:h>
      <text:h text:style-name="P41" text:outline-level="1">Inicio → Clase Clases $</text:h>
      <text:h text:style-name="P41" text:outline-level="1">Clases → Clase Clases </text:h>
      <text:h text:style-name="P41" text:outline-level="1">Clases → ε</text:h>
      <text:h text:style-name="P41" text:outline-level="1">Clase → class idClase Herencia { Miembros }</text:h>
      <text:h text:style-name="P41" text:outline-level="1">Herencia → extends idClase </text:h>
      <text:h text:style-name="P41" text:outline-level="1">Herencia → ε</text:h>
      <text:h text:style-name="P41" text:outline-level="1">Miembros → Miembro Miembros </text:h>
      <text:h text:style-name="P41" text:outline-level="1">Miembros → ε</text:h>
      <text:h text:style-name="P41" text:outline-level="1">Miembro → Atributo </text:h>
      <text:h text:style-name="P41" text:outline-level="1">Miembro → Ctor</text:h>
      <text:h text:style-name="P41" text:outline-level="1">Miembro → Metodo </text:h>
      <text:h text:style-name="P41" text:outline-level="1">Atributo → Visibilidad Tipo ListaDecVars ;</text:h>
      <text:h text:style-name="P41" text:outline-level="1">Metodo → FormaMetodo TipoMetodo idMetVar ArgsFormales Bloque</text:h>
      <text:h text:style-name="P41" text:outline-level="1">Ctor → idClase ArgsFormales Bloque</text:h>
      <text:h text:style-name="P41" text:outline-level="1">ArgsFormales → ( ListaArg )</text:h>
      <text:h text:style-name="P41" text:outline-level="1">ListaArg → Arg ArgFormales</text:h>
      <text:h text:style-name="P41" text:outline-level="1">ListaArg → ε</text:h>
      <text:h text:style-name="P41" text:outline-level="1">ArgFormales → , Arg ArgFormales</text:h>
      <text:h text:style-name="P41" text:outline-level="1">ArgFormales → ε</text:h>
      <text:h text:style-name="P41" text:outline-level="1">Arg → Tipo idMetVar</text:h>
      <text:h text:style-name="P41" text:outline-level="1">FormaMetodo → static</text:h>
      <text:h text:style-name="P41" text:outline-level="1">FormaMetodo → dynamic</text:h>
      <text:h text:style-name="P41" text:outline-level="1">Visibilidad → public </text:h>
      <text:h text:style-name="P41" text:outline-level="1">Visibilidad → private</text:h>
      <text:h text:style-name="P41" text:outline-level="1">TipoMetodo → Tipo</text:h>
      <text:h text:style-name="P41" text:outline-level="1">TipoMetodo → void</text:h>
      <text:h text:style-name="P41" text:outline-level="1">Tipo → boolean PosibleArreglo</text:h>
      <text:h text:style-name="P41" text:outline-level="1">Tipo → char PosibleArreglo</text:h>
      <text:h text:style-name="P41" text:outline-level="1">Tipo → int PosibleArreglo</text:h>
      <text:h text:style-name="P41" text:outline-level="1">Tipo → idClase</text:h>
      <text:h text:style-name="P41" text:outline-level="1">Tipo → String </text:h>
      <text:h text:style-name="P41" text:outline-level="1">PosibleArreglo → [ ]</text:h>
      <text:h text:style-name="P41" text:outline-level="1">PosibleArreglo → ε</text:h>
      <text:h text:style-name="P41" text:outline-level="1">TipoPrimitivo → boolean</text:h>
      <text:h text:style-name="P41" text:outline-level="1">TipoPrimitivo → char</text:h>
      <text:h text:style-name="P41" text:outline-level="1">TipoPrimitivo → int</text:h>
      <text:h text:style-name="P41" text:outline-level="1">TipoReferencia → idClase</text:h>
      <text:h text:style-name="P41" text:outline-level="1">TipoReferencia → String</text:h>
      <text:h text:style-name="P41" text:outline-level="1">TipoReferencia → TipoPrimitivo [ ]</text:h>
      <text:h text:style-name="P41" text:outline-level="1">ListaDecVars → idMetVar ListaDV</text:h>
      <text:h text:style-name="P41" text:outline-level="1">ListaDV → , idMetVar ListaDV</text:h>
      <text:h text:style-name="P41" text:outline-level="1">ListaDV → ε</text:h>
      <text:h text:style-name="P41" text:outline-level="1">Bloque → { Sentencias }</text:h>
      <text:h text:style-name="P41" text:outline-level="1">Sentencias → Sentencia Sentencias</text:h>
      <text:h text:style-name="P41" text:outline-level="1">Sentencias → ε</text:h>
      <text:h text:style-name="P41" text:outline-level="1">Sentencia → ;</text:h>
      <text:h text:style-name="P41" text:outline-level="1">Sentencia → if ( Expresion ) Sentencia SentenciaElse</text:h>
      <text:h text:style-name="P41" text:outline-level="1">Sentencia → while ( Expresion ) Sentencia</text:h>
      <text:h text:style-name="P41" text:outline-level="1">Sentencia → return Expresiones ;</text:h>
      <text:h text:style-name="P41" text:outline-level="1">Sentencia → Asignacion ;</text:h>
      <text:h text:style-name="P41" text:outline-level="1">Sentencia → SentenciaLlamada ;</text:h>
      <text:h text:style-name="P41" text:outline-level="1">Sentencia → Tipo ListaDecVars ;</text:h>
      <text:h text:style-name="P41" text:outline-level="1">Sentencia → Bloque</text:h>
      <text:h text:style-name="P41" text:outline-level="1">SentenciaElse → else Sentencia</text:h>
      <text:h text:style-name="P41" text:outline-level="1"><text:soft-page-break/>SentenciaElse → ε</text:h>
      <text:h text:style-name="P41" text:outline-level="1">Expresiones → Expresion</text:h>
      <text:h text:style-name="P41" text:outline-level="1">Expresiones → ε</text:h>
      <text:h text:style-name="P41" text:outline-level="1">Asignacion → AccesoVar = Expresion</text:h>
      <text:h text:style-name="P41" text:outline-level="1">Asignacion → AccesoThis = Expresion</text:h>
      <text:h text:style-name="P41" text:outline-level="1">SentenciaLlamada → ( Primario )</text:h>
      <text:h text:style-name="P41" text:outline-level="1">Expresion → ExpOr</text:h>
      <text:h text:style-name="P41" text:outline-level="1">ExpOr → ExpAnd ExpOrR</text:h>
      <text:h text:style-name="P41" text:outline-level="1">ExpOrR → || ExpAnd ExpOrR</text:h>
      <text:h text:style-name="P41" text:outline-level="1">ExpOrR → ε</text:h>
      <text:h text:style-name="P41" text:outline-level="1">ExpAnd → ExpIg ExpAndR</text:h>
      <text:h text:style-name="P41" text:outline-level="1">ExpAndR → &amp;&amp; ExpIg ExpAndR</text:h>
      <text:h text:style-name="P41" text:outline-level="1">ExpAndR → ε</text:h>
      <text:h text:style-name="P41" text:outline-level="1">ExpIg → ExpComp ExpIgR</text:h>
      <text:h text:style-name="P41" text:outline-level="1">ExpIgR → OpIgual ExpComp ExpIgR</text:h>
      <text:h text:style-name="P41" text:outline-level="1">ExpIgR → ε</text:h>
      <text:h text:style-name="P41" text:outline-level="1">ExpComp → ExpAd ExpCompR</text:h>
      <text:h text:style-name="P41" text:outline-level="1">ExpCompR → OpComp ExpAd</text:h>
      <text:h text:style-name="P41" text:outline-level="1">ExpCompR → ε</text:h>
      <text:h text:style-name="P41" text:outline-level="1">ExpAd → ExpMul ExpAdR</text:h>
      <text:h text:style-name="P41" text:outline-level="1">ExpAdR → OpAd ExpMul ExpAdR</text:h>
      <text:h text:style-name="P41" text:outline-level="1">ExpAdR → ε</text:h>
      <text:h text:style-name="P41" text:outline-level="1">ExpMul → ExpUn ExpMulR</text:h>
      <text:h text:style-name="P41" text:outline-level="1">ExpMulR → OpMul ExpUn ExpMulR</text:h>
      <text:h text:style-name="P41" text:outline-level="1">ExpMulR → ε</text:h>
      <text:h text:style-name="P41" text:outline-level="1">ExpUn → OpUn ExpUn</text:h>
      <text:h text:style-name="P41" text:outline-level="1">ExpUn → Operando</text:h>
      <text:h text:style-name="P41" text:outline-level="1">OpIgual → ==</text:h>
      <text:h text:style-name="P41" text:outline-level="1">OpIgual → !=</text:h>
      <text:h text:style-name="P41" text:outline-level="1">OpComp → &lt;</text:h>
      <text:h text:style-name="P41" text:outline-level="1">OpComp → &gt;</text:h>
      <text:h text:style-name="P41" text:outline-level="1">OpComp → &lt;=</text:h>
      <text:h text:style-name="P41" text:outline-level="1">OpComp → &gt;=</text:h>
      <text:h text:style-name="P41" text:outline-level="1">OpAd → +</text:h>
      <text:h text:style-name="P41" text:outline-level="1">OpAd → -</text:h>
      <text:h text:style-name="P41" text:outline-level="1">OpUn → +</text:h>
      <text:h text:style-name="P41" text:outline-level="1">OpUn → -</text:h>
      <text:h text:style-name="P41" text:outline-level="1">OpUn → !</text:h>
      <text:h text:style-name="P41" text:outline-level="1">OpMul → *</text:h>
      <text:h text:style-name="P41" text:outline-level="1">OpMul → /</text:h>
      <text:h text:style-name="P41" text:outline-level="1">Operando → Literal</text:h>
      <text:h text:style-name="P41" text:outline-level="1">Operando → Primario</text:h>
      <text:h text:style-name="P41" text:outline-level="1">Literal → null</text:h>
      <text:h text:style-name="P41" text:outline-level="1">Literal → true</text:h>
      <text:h text:style-name="P41" text:outline-level="1">Literal → false</text:h>
      <text:h text:style-name="P41" text:outline-level="1">Literal → intLiteral</text:h>
      <text:h text:style-name="P41" text:outline-level="1">Literal → charLiteral</text:h>
      <text:h text:style-name="P41" text:outline-level="1">Literal → stringLiteral</text:h>
      <text:h text:style-name="P41" text:outline-level="1">Primario → idMetVar MetodoVariable</text:h>
      <text:h text:style-name="P41" text:outline-level="1">Primario → ExpresionParentizada</text:h>
      <text:h text:style-name="P41" text:outline-level="1">Primario → AccesoThis</text:h>
      <text:h text:style-name="P41" text:outline-level="1">Primario → LlamadaMetodoEstatico</text:h>
      <text:h text:style-name="P41" text:outline-level="1">Primario → LlamadaCtor</text:h>
      <text:h text:style-name="P41" text:outline-level="1">MetodoVariable → ArgsActuales Encadenado</text:h>
      <text:h text:style-name="P41" text:outline-level="1">MetodoVariable → Encadenado</text:h>
      <text:h text:style-name="P41" text:outline-level="1">ExpresionParentizada → ( Expresion ) Encadenado</text:h>
      <text:h text:style-name="P41" text:outline-level="1">Encadenado → . idMetVar Acceso</text:h>
      <text:h text:style-name="P41" text:outline-level="1"><text:soft-page-break/>Encadenado → AccesoArregloEncadenado</text:h>
      <text:h text:style-name="P41" text:outline-level="1">Encadenado → ε</text:h>
      <text:h text:style-name="P41" text:outline-level="1">Acceso → LlamadaMetodoEncadenado</text:h>
      <text:h text:style-name="P41" text:outline-level="1">Acceso → AccesoVarEncadenado</text:h>
      <text:h text:style-name="P41" text:outline-level="1">AccesoThis → this Encadenado</text:h>
      <text:h text:style-name="P41" text:outline-level="1">AccesoVar → idMetVar Encadenado</text:h>
      <text:h text:style-name="P41" text:outline-level="1">LlamadaMetodo → idMetVar ArgsActuales Encadenado</text:h>
      <text:h text:style-name="P41" text:outline-level="1">LlamadaMetodoEstatico → idClase . LlamadaMetodo</text:h>
      <text:h text:style-name="P41" text:outline-level="1">LlamadaCtor → new LlamadaCtorR</text:h>
      <text:h text:style-name="P41" text:outline-level="1">LlamadaCtorR → idClase ArgsActuales Encadenado</text:h>
      <text:h text:style-name="P41" text:outline-level="1">LlamadaCtorR → TipoPrimitivo [ Expresion ] Encadenado</text:h>
      <text:h text:style-name="P41" text:outline-level="1">ArgsActuales → ( ListaExpresiones )</text:h>
      <text:h text:style-name="P41" text:outline-level="1">ListaExpresiones → Expresion ListaExp</text:h>
      <text:h text:style-name="P41" text:outline-level="1">ListaExpresiones → ε</text:h>
      <text:h text:style-name="P41" text:outline-level="1">ListaExp → , Expresion ListaExp</text:h>
      <text:h text:style-name="P41" text:outline-level="1">ListaExp → ε</text:h>
      <text:h text:style-name="P41" text:outline-level="1">LlamadaMetodoEncadenado → ArgsActuales Encadenado</text:h>
      <text:h text:style-name="P41" text:outline-level="1">AccesoVarEncadenado → Encadenado</text:h>
      <text:h text:style-name="P41" text:outline-level="1">AccesoArregloEncadenado → [ Expresion ] Encadenado</text:h>
      <text:h text:style-name="P72" text:outline-level="1">Errores <text:span text:style-name="T32">sintácticos</text:span> detectados.</text:h>
      <text:p text:style-name="P48"/>
      <text:p text:style-name="P49">Los errores detectados pueden ser agrupados en dos grupos: </text:p>
      <text:list xml:id="list3967712039" text:style-name="L3">
        <text:list-item>
          <text:p text:style-name="P47"><text:span text:style-name="T45">Errores simples de un token inesperado, que ocurren al intentar hacer un “</text:span><text:span text:style-name="T47">match</text:span><text:span text:style-name="T45">” del token actual con el token esperado. Estos errores solo brindan esa información.</text:span></text:p>
        </text:list-item>
        <text:list-item>
          <text:p text:style-name="P47"><text:span text:style-name="T45">Errores específicos, que son capturados antes de realizar un “</text:span><text:span text:style-name="T46">match</text:span><text:span text:style-name="T45">” y brindan mas información sobre que tipo de error, los tokens que eran esperados y el token actual.</text:span></text:p>
        </text:list-item>
      </text:list>
      <text:p text:style-name="P49"/>
      <text:p text:style-name="P49">A continuación se listaran y explicaran brevemente los errores específicos que el compilador es capaz de detectar.</text:p>
      <text:p text:style-name="P49"/>
      <text:p text:style-name="P52">Error de token no incluido en grupo <text:span text:style-name="T53">(Token inesperado)</text:span>:</text:p>
      <text:p text:style-name="P52"/>
      <text:p text:style-name="P57"><text:tab/>Este es el error especifico mas simple. <text:span text:style-name="T52">Es similar al error simple salvo que brinda la información de varios tipos de tokens que el analizador espera </text:span>recibir y el token encontrado. </text:p>
      <text:p text:style-name="P49"/>
      <text:p text:style-name="P52">Declaración de clase mal formada</text:p>
      <text:p text:style-name="P52"><text:span text:style-name="T38"><text:tab/></text:span></text:p>
      <text:p text:style-name="P53"><text:span text:style-name="T38"><text:tab/></text:span><text:span text:style-name="T39">Este error se da cuando la declaración de una clase esta mal formada, es decir, no se comienza con la palabra reservada </text:span><text:span text:style-name="T42">class</text:span><text:span text:style-name="T44">. </text:span></text:p>
      <text:p text:style-name="P53"><text:span text:style-name="T44"><text:tab/>Brinda información del token esperado y el token encontrado.</text:span></text:p>
      <text:p text:style-name="P50"/>
      <text:p text:style-name="P52">Miembro mal formado</text:p>
      <text:p text:style-name="P52"><text:span text:style-name="T38"/></text:p>
      <text:p text:style-name="P53"><text:span text:style-name="T38"><text:tab/></text:span><text:span text:style-name="T39">Este error se da cuando un miembro de una clase esta mal formado, es decir, no se encontró un token valido que forme parte del comienzo de un atributo, un método, o un constructor. </text:span></text:p>
      <text:p text:style-name="P53"><text:span text:style-name="T39"><text:tab/>Brinda información de los tokens esperados y el token encontrado.</text:span></text:p>
      <text:p text:style-name="P50"/>
      <text:p text:style-name="P52">Método mal formado. Argumentos inexistentes</text:p>
      <text:p text:style-name="P52"><text:span text:style-name="T38"/></text:p>
      <text:p text:style-name="P52"><text:span text:style-name="T38"><text:tab/></text:span><text:span text:style-name="T39">Este error ocurre cuando en la declaración de un método falta la lista de argumentos. </text:span></text:p>
      <text:p text:style-name="P52"><text:span text:style-name="T39"><text:tab/>Brinda información de los tokens esperados y el token encontrado.</text:span></text:p>
      <text:p text:style-name="P50"/>
      <text:p text:style-name="P52">Método mal formado. Tipo de método inexistente</text:p>
      <text:p text:style-name="P52"><text:span text:style-name="T38"/></text:p>
      <text:p text:style-name="P52"><text:span text:style-name="T38"><text:tab/></text:span><text:span text:style-name="T39">Este error ocurre cuando en la declaración de un método no se encuentra el tipo.</text:span></text:p>
      <text:p text:style-name="P52"><text:span text:style-name="T39"><text:tab/>Brinda información de los tokens esperados y el token encontrado.</text:span></text:p>
      <text:p text:style-name="P50"/>
      <text:p text:style-name="P52">Lista de argumentos mal formada</text:p>
      <text:p text:style-name="P52"><text:span text:style-name="T38"/></text:p>
      <text:p text:style-name="P52"><text:span text:style-name="T38"><text:tab/></text:span><text:span text:style-name="T39">Este error se detecta cuando </text:span><text:span text:style-name="T40">una lista de argumentos esta mal formada.</text:span></text:p>
      <text:p text:style-name="P52"><text:span text:style-name="T40"><text:tab/>Brinda información de los tokens esperados y el token encontrado.</text:span></text:p>
      <text:p text:style-name="P50"/>
      <text:p text:style-name="P50"/>
      <text:p text:style-name="P50"/>
      <text:p text:style-name="P50"><text:soft-page-break/></text:p>
      <text:p text:style-name="P52">Tipo invalido</text:p>
      <text:p text:style-name="P52"><text:span text:style-name="T38"/></text:p>
      <text:p text:style-name="P52"><text:span text:style-name="T38"><text:tab/></text:span><text:span text:style-name="T40">Este error ocurre cuando un tipo no es valido.</text:span></text:p>
      <text:p text:style-name="P54"><text:span text:style-name="T40"><text:tab/>Brinda información de los tokens esperados y el token encontrado.</text:span></text:p>
      <text:p text:style-name="P52"><text:span text:style-name="T40"/></text:p>
      <text:p text:style-name="P50"><text:span text:style-name="T28">Declaración mal formada</text:span></text:p>
      <text:p text:style-name="P50"><text:span text:style-name="T28"/></text:p>
      <text:p text:style-name="P50"><text:span text:style-name="T28"><text:tab/></text:span><text:span text:style-name="T40">Este error ocurre cuando una declaración esta mal formada.</text:span></text:p>
      <text:p text:style-name="P51"><text:span text:style-name="T40"><text:tab/>Brinda información de los tokens esperados y el token encontrado.</text:span></text:p>
      <text:p text:style-name="P50"/>
      <text:p text:style-name="P52">Sentencia mal formada</text:p>
      <text:p text:style-name="P52"/>
      <text:p text:style-name="P52"><text:tab/><text:span text:style-name="T40">Este error se detecta cuando una sentencia se encuentra mal formada.</text:span></text:p>
      <text:p text:style-name="P54"><text:span text:style-name="T40"><text:tab/>Brinda información de los tokens esperados y el token encontrado.</text:span></text:p>
      <text:p text:style-name="P50"/>
      <text:p text:style-name="P55">Expresión mal formada</text:p>
      <text:p text:style-name="P55"/>
      <text:p text:style-name="P55"><text:tab/><text:span text:style-name="T40">Este error se detecta cuando una expresión esta mal formada.</text:span></text:p>
      <text:p text:style-name="P56"><text:span text:style-name="T40"><text:tab/>Brinda información de los tokens esperados y el token encontrado.</text:span></text:p>
      <text:p text:style-name="P50"/>
      <text:p text:style-name="P50"/>
      <text:h text:style-name="P70" text:outline-level="1">Testing</text:h>
      <text:p text:style-name="P4"/>
      <text:p text:style-name="P4">Para el testing del programa se utilizaron varios casos de prueba tanto correctos como incorrectos.</text:p>
      <text:p text:style-name="P33">Cada caso de test tanto correcto como incorrecto contiene al principio un comentario con la explicación, o el tipo de error para los incorrectos, para la cual esta hecho <text:span text:style-name="T50">dicho caso</text:span>.</text:p>
      <text:p text:style-name="P33">A continuación se explicaran brevemente solo los casos de test correctos. Para los casos de test incorrectos, solo se agruparan por tipo de error que se espera obtener. </text:p>
      <text:p text:style-name="P4"/>
      <text:h text:style-name="Heading_20_2" text:outline-level="2">Casos de test correctos:</text:h>
      <text:p text:style-name="P4"/>
      <text:p text:style-name="P5">Test1.java</text:p>
      <text:p text:style-name="P4"/>
      <text:p text:style-name="P34">Test general que intenta cubrir todos los posibles casos</text:p>
      <text:p text:style-name="P34"/>
      <text:p text:style-name="P38">Test<text:span text:style-name="T49">2</text:span>.java</text:p>
      <text:p text:style-name="P32"/>
      <text:p text:style-name="P34">Varias declaraciones de clases</text:p>
      <text:p text:style-name="P34"/>
      <text:p text:style-name="P38">Test<text:span text:style-name="T49">3</text:span>.java</text:p>
      <text:p text:style-name="P32"/>
      <text:p text:style-name="P34">Varias sentencias con expresiones entre paréntesis dobles</text:p>
      <text:p text:style-name="P34"/>
      <text:p text:style-name="P38">Test<text:span text:style-name="T49">4</text:span>.java</text:p>
      <text:p text:style-name="P32"/>
      <text:p text:style-name="P34">Varios atributos declarados de a uno por vez</text:p>
      <text:p text:style-name="P34"/>
      <text:p text:style-name="P38">Test<text:span text:style-name="T49">5</text:span>.java</text:p>
      <text:p text:style-name="P32"/>
      <text:p text:style-name="P34">Varios atributos declarados en forma de lista</text:p>
      <text:p text:style-name="P34"/>
      <text:p text:style-name="P38">Test<text:span text:style-name="T49">6</text:span>.java</text:p>
      <text:p text:style-name="P32"/>
      <text:p text:style-name="P34">Varios constructores con distintos argumentos</text:p>
      <text:p text:style-name="P34"/>
      <text:p text:style-name="P38">Test<text:span text:style-name="T49">7</text:span>.java</text:p>
      <text:p text:style-name="P32"/>
      <text:p text:style-name="P34">Varias declaraciones de clases con y sin herencia</text:p>
      <text:p text:style-name="P34"/>
      <text:p text:style-name="P38">Test<text:span text:style-name="T49">8</text:span>.java</text:p>
      <text:p text:style-name="P32"/>
      <text:p text:style-name="P34">Una clase con los tres tipos de miembros (atributos, métodos y constructores) en cualquier orden</text:p>
      <text:p text:style-name="P34"/>
      <text:p text:style-name="P38">Test<text:span text:style-name="T49">9</text:span>.java</text:p>
      <text:p text:style-name="P32"/>
      <text:p text:style-name="P34">Varios tipos de métodos con diferentes argumentos</text:p>
      <text:p text:style-name="P34"><text:soft-page-break/></text:p>
      <text:p text:style-name="P38">Test<text:span text:style-name="T49">10</text:span>.java</text:p>
      <text:p text:style-name="P32"/>
      <text:p text:style-name="P35">Métodos con sentencias especiales ; y return;</text:p>
      <text:p text:style-name="P34"/>
      <text:p text:style-name="P38">Test<text:span text:style-name="T49">11.</text:span>java</text:p>
      <text:p text:style-name="P32"/>
      <text:p text:style-name="P35">Método con sentencias if else anidados</text:p>
      <text:p text:style-name="P34"/>
      <text:p text:style-name="P38">Test<text:span text:style-name="T49">12</text:span>.java</text:p>
      <text:p text:style-name="P32"/>
      <text:p text:style-name="P35">Método con sentencias while anidadas</text:p>
      <text:p text:style-name="P38"/>
      <text:p text:style-name="P38">Test<text:span text:style-name="T49">13</text:span>.java</text:p>
      <text:p text:style-name="P32"/>
      <text:p text:style-name="P35">Método con varias sentencias validas</text:p>
      <text:p text:style-name="P34"/>
      <text:h text:style-name="P67" text:outline-level="2">Casos de test incorrectos:</text:h>
      <text:p text:style-name="P74"/>
      <text:p text:style-name="P75">A continuación se listaran los tipos de errores y los <text:span text:style-name="T51">números</text:span> de test incorrectos que los producen <text:span text:style-name="T51">(en total se crearon 49 casos de test incorrectos).</text:span></text:p>
      <text:p text:style-name="P40"><text:span text:style-name="T28">Errores simples: <text:s/></text:span></text:p>
      <text:p text:style-name="P40"><text:span text:style-name="T28"><text:tab/></text:span></text:p>
      <text:p text:style-name="P40"><text:span text:style-name="T38">Test n.º : 3, 4, 7 ,8, 9, 16, 20, 25, 26, 31 y 43.</text:span></text:p>
      <text:p text:style-name="P40"><text:span text:style-name="T38"/></text:p>
      <text:p text:style-name="Standard"><text:span text:style-name="T18">Declaración de clase mal formada: </text:span></text:p>
      <text:p text:style-name="Standard"><text:span text:style-name="T18"/></text:p>
      <text:p text:style-name="P62"><text:span text:style-name="T19">Test n.º : 1, 2 y 6.</text:span></text:p>
      <text:p text:style-name="P62"><text:span text:style-name="T19"/></text:p>
      <text:p text:style-name="P60"><text:span text:style-name="T19">Miembro mal formado:</text:span></text:p>
      <text:p text:style-name="P62"><text:span text:style-name="T19"/></text:p>
      <text:p text:style-name="P62"><text:span text:style-name="T19">Test n.º: 5, 10, 1</text:span><text:span text:style-name="T20">9</text:span><text:span text:style-name="T19">, 29 y 34.</text:span></text:p>
      <text:p text:style-name="P62"><text:span text:style-name="T19"/></text:p>
      <text:p text:style-name="P60"><text:span text:style-name="T19">Método mal formado. Argumentos inexistentes: </text:span></text:p>
      <text:p text:style-name="P60"><text:span text:style-name="T19"/></text:p>
      <text:p text:style-name="P62"><text:span text:style-name="T19">Test n.º: 17.</text:span></text:p>
      <text:p text:style-name="P62"><text:span text:style-name="T19"/></text:p>
      <text:p text:style-name="P60"><text:span text:style-name="T19">Método mal formado. Tipo inexistente: </text:span></text:p>
      <text:p text:style-name="P60"><text:span text:style-name="T19"/></text:p>
      <text:p text:style-name="P62"><text:span text:style-name="T19">Test n.º: 15.</text:span></text:p>
      <text:p text:style-name="P62"><text:span text:style-name="T19"/></text:p>
      <text:p text:style-name="P61"><text:span text:style-name="T20">Lista de argumentos mal formada</text:span><text:span text:style-name="T19">: </text:span></text:p>
      <text:p text:style-name="P61"><text:span text:style-name="T19"/></text:p>
      <text:p text:style-name="P63"><text:span text:style-name="T19">Test n.º: </text:span><text:span text:style-name="T20">18, 21, 23 y 24</text:span><text:span text:style-name="T19">.</text:span></text:p>
      <text:p text:style-name="P62"><text:span text:style-name="T19"/></text:p>
      <text:p text:style-name="P60"><text:span text:style-name="T19">Tipo invalido:</text:span></text:p>
      <text:p text:style-name="P60"><text:span text:style-name="T19"/></text:p>
      <text:p text:style-name="P62"><text:span text:style-name="T19">Test n.º: 11 y 22.</text:span></text:p>
      <text:p text:style-name="P62"><text:span text:style-name="T19"/></text:p>
      <text:p text:style-name="P60"><text:span text:style-name="T19">Declaración mal formada:</text:span></text:p>
      <text:p text:style-name="P60"><text:span text:style-name="T19"/></text:p>
      <text:p text:style-name="P62"><text:span text:style-name="T19">Test n.º: 12, 13, 14, 45, 46, 47 y 48.</text:span></text:p>
      <text:p text:style-name="P62"><text:span text:style-name="T19"/></text:p>
      <text:p text:style-name="P60"><text:span text:style-name="T19">Sentencia mal formada:</text:span></text:p>
      <text:p text:style-name="P60"><text:span text:style-name="T19"/></text:p>
      <text:p text:style-name="P62"><text:span text:style-name="T19">Test n.º: 28, 33, 36, </text:span><text:span text:style-name="T21">37</text:span><text:span text:style-name="T19"> y 49.</text:span></text:p>
      <text:p text:style-name="P62"><text:span text:style-name="T19"/></text:p>
      <text:p text:style-name="P60"><text:span text:style-name="T19">Expresión mal formada:</text:span></text:p>
      <text:p text:style-name="P60"><text:span text:style-name="T19"/></text:p>
      <text:p text:style-name="P62"><text:span text:style-name="T19">Test n.º: 27, 30, 32, 35, 38, 39, 40, 41, 42 y 4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20:38:41.471000000</meta:creation-date>
    <dc:date>2018-09-19T03:32:27.397000000</dc:date>
    <meta:editing-duration>PT2H41M39S</meta:editing-duration>
    <meta:editing-cycles>29</meta:editing-cycles>
    <meta:generator>LibreOffice/6.0.0.3$Windows_X86_64 LibreOffice_project/64a0f66915f38c6217de274f0aa8e15618924765</meta:generator>
    <meta:document-statistic meta:table-count="0" meta:image-count="0" meta:object-count="0" meta:page-count="16" meta:paragraph-count="423" meta:word-count="2386" meta:character-count="14866" meta:non-whitespace-character-count="12865"/>
  </office:meta>
</office:document-meta>
</file>